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6.3638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color="#6b0094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GrANA3D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430" calcext:value-type="float">
            <text:p>43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400" calcext:value-type="float">
            <text:p>4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450" calcext:value-type="float">
            <text:p>45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5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650" calcext:value-type="float">
            <text:p>65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650" calcext:value-type="float">
            <text:p>650</text:p>
          </table:table-cell>
          <table:table-cell/>
        </table:table-row>
        <table:table-row table:style-name="ro1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560" calcext:value-type="float">
            <text:p>56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30+(IF([.B$3]=&quot;metric&quot;;[.B5];[.B5]*25.4))" office:value-type="float" office:value="560" calcext:value-type="float">
            <text:p>560</text:p>
          </table:table-cell>
          <table:table-cell/>
        </table:table-row>
        <table:table-row table:style-name="ro1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600" calcext:value-type="float">
            <text:p>600</text:p>
          </table:table-cell>
          <table:table-cell table:style-name="ce30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600" calcext:value-type="float">
            <text:p>6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70+(IF([.B$3]=&quot;metric&quot;;[.B5];[.B5]*25.4))" office:value-type="float" office:value="600" calcext:value-type="float">
            <text:p>600</text:p>
          </table:table-cell>
          <table:table-cell office:value-type="string" calcext:value-type="string">
            <text:p>+/- 10 mm is ok</text:p>
          </table:table-cell>
        </table:table-row>
        <table:table-row table:style-name="ro1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600" calcext:value-type="float">
            <text:p>6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600" calcext:value-type="float">
            <text:p>600</text:p>
          </table:table-cell>
          <table:table-cell office:value-type="string" calcext:value-type="string">
            <text:p>precise!</text:p>
          </table:table-cell>
        </table:table-row>
        <table:table-row table:style-name="ro1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570" calcext:value-type="float">
            <text:p>57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20+(IF([.B$3]=&quot;metric&quot;;[.B$7];[.B$7]*25.4))" office:value-type="float" office:value="570" calcext:value-type="float">
            <text:p>570</text:p>
          </table:table-cell>
          <table:table-cell office:value-type="string" calcext:value-type="string">
            <text:p>+/- a few mm is ok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table:formula="of:=[.C11]-100" office:value-type="float" office:value="550" calcext:value-type="float">
            <text:p>55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/>
          <table:table-cell office:value-type="string" calcext:value-type="string">
            <text:p>like THSL-300-8D</text:p>
          </table:table-cell>
        </table:table-row>
        <table:table-row table:style-name="ro1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1230" calcext:value-type="float">
            <text:p>12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1230" calcext:value-type="float">
            <text:p>1230</text:p>
          </table:table-cell>
          <table:table-cell/>
        </table:table-row>
        <table:table-row table:style-name="ro1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1360" calcext:value-type="float">
            <text:p>136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8" office:value-type="string" calcext:value-type="string">
            <text:p>TOTAL</text:p>
          </table:table-cell>
          <table:table-cell table:style-name="ce26" table:formula="of:=([.C22]+[.C21])" office:value-type="float" office:value="2590" calcext:value-type="float">
            <text:p>2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60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belt idlers and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for X motor, 4 for extruder fan, 2 for lcd mount, 4 for lead screw nut mounts, 2 for ramps cooling fan, for for y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for extruder stepper motor, 1 for fan duct to the extruder, 2 for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for print bed, 2 for hot end clamp / servo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6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lock 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 locknuts for print bed mount and fan duct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 4 for extruder springs, but have some handy if needed elsewh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 x 16mm machine scr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se and M2 nuts for mounting end stops, 1 for servo mount, and 2 for LM2596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 hex nut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carriag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tension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ension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able-10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lef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righ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lef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righ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right, back/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1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left, back/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2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office:value-type="string" calcext:value-type="string">
            <text:p>Y-brac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 bearing guide (two parts makes one gui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t-guide-624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uder body / idler / hot end clam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direct-driv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moun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-endstop-hold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duct-e3dlite6.stl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s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cd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u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wer switch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switch-mount.st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61" office:value-type="string" calcext:value-type="string" table:number-columns-spanned="3" table:number-rows-spanned="1">
            <text:p>4-wire bipolar, high torque preferrabl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see drawing for board in doc/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200x300mm MK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61"/>
          <table:table-cell table:number-columns-repeated="3"/>
        </table:table-row>
        <table:table-row table:style-name="ro1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mks tinybee esp32 + A4988 drivers * 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MART lcd controller / SD reader</text:p>
          </table:table-cell>
          <table:table-cell office:value-type="float" office:value="1" calcext:value-type="float">
            <text:p>1</text:p>
          </table:table-cell>
          <table:table-cell table:style-name="ce61"/>
          <table:table-cell table:number-columns-repeated="3"/>
        </table:table-row>
        <table:table-row table:style-name="ro1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61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cro servo (9g type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add wire to make ~ 70c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61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these go in the z tops to hold the upper end of the lead screws (ok if you don't have them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24RS roller bearing</text:p>
          </table:table-cell>
          <table:table-cell office:value-type="float" office:value="3" calcext:value-type="float">
            <text:p>3</text:p>
          </table:table-cell>
          <table:table-cell table:style-name="ce60" office:value-type="string" calcext:value-type="string" table:number-columns-spanned="3" table:number-rows-spanned="1">
            <text:p>one for each belt idler, one for extrude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60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rass or delrin lead screw nut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Probably comes with your lead screw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aluminu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61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61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d lite6 or E3d v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w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1-104N (12mm x 19mm body)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ric rul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3mm wren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ire cutt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ll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i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oldering iron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29T19:28:53</meta:creation-date>
    <dc:date>2023-04-24T16:04:34.759005816</dc:date>
    <meta:editing-duration>P110DT20H36M48S</meta:editing-duration>
    <meta:editing-cycles>88</meta:editing-cycles>
    <meta:generator>LibreOffice/7.3.7.2$Linux_X86_64 LibreOffice_project/30$Build-2</meta:generator>
    <meta:printed-by>Marty Rice</meta:printed-by>
    <meta:print-date>2014-10-31T20:38:13.956709794</meta:print-date>
    <meta:document-statistic meta:table-count="1" meta:cell-count="310" meta:object-count="0"/>
  </office:meta>
</office:document-meta>
</file>